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Note: the heap prettyprint is not written by me, but I copied it to better show the heaps</text:p>
      <text:p text:style-name="Standard"/>
      <text:p text:style-name="Standard"># STATEMENTS</text:p>
      <text:p text:style-name="Standard">list=[5, 2, 9, 3, 33457, 1]</text:p>
      <text:p text:style-name="Standard">import math #prettyprint heaps (https://www.w3resource.com/python-exercises/heap-queue-algorithm/python-heapq-exercise-19.php)</text:p>
      <text:p text:style-name="Standard">from io import StringIO #prettyprint heaps (https://www.w3resource.com/python-exercises/heap-queue-algorithm/python-heapq-exercise-19.php)</text:p>
      <text:p text:style-name="Standard"/>
      <text:p text:style-name="Standard">import heapq #used for heaps</text:p>
      <text:p text:style-name="Standard">from collections import deque #used for ques (based on Py2 docs)</text:p>
      <text:p text:style-name="Standard"/>
      <text:p text:style-name="Standard"># FUNCTIONS</text:p>
      <text:p text:style-name="Standard">def show_tree(tree, total_width=60, fill=' '): #prettyprint heaps (https://www.w3resource.com/python-exercises/heap-queue-algorithm/python-heapq-exercise-19.php)</text:p>
      <text:p text:style-name="Standard"><text:s text:c="4"/>"""Pretty-print a tree.</text:p>
      <text:p text:style-name="Standard"><text:s text:c="4"/>total_width depends on your input size"""</text:p>
      <text:p text:style-name="Standard"><text:s text:c="4"/>output = StringIO()</text:p>
      <text:p text:style-name="Standard"><text:s text:c="4"/>last_row = -1</text:p>
      <text:p text:style-name="Standard"><text:s text:c="4"/>for i, n in enumerate(tree):</text:p>
      <text:p text:style-name="Standard"><text:s text:c="8"/>if i:</text:p>
      <text:p text:style-name="Standard"><text:s text:c="12"/>row = int(math.floor(math.log(i+1, 2)))</text:p>
      <text:p text:style-name="Standard"><text:s text:c="8"/>else:</text:p>
      <text:p text:style-name="Standard"><text:s text:c="12"/>row = 0</text:p>
      <text:p text:style-name="Standard"><text:s text:c="8"/>if row != last_row:</text:p>
      <text:p text:style-name="Standard"><text:s text:c="12"/>output.write('\n')</text:p>
      <text:p text:style-name="Standard"><text:s text:c="8"/>columns = 2**row</text:p>
      <text:p text:style-name="Standard"><text:s text:c="8"/>col_width = int(math.floor((total_width * 1.0) / columns))</text:p>
      <text:p text:style-name="Standard"><text:s text:c="8"/>output.write(str(n).center(col_width, fill))</text:p>
      <text:p text:style-name="Standard"><text:s text:c="8"/>last_row = row</text:p>
      <text:p text:style-name="Standard"><text:s text:c="4"/>print (output.getvalue())</text:p>
      <text:p text:style-name="Standard"><text:s text:c="4"/>print ('-' * total_width)</text:p>
      <text:p text:style-name="Standard"><text:s text:c="4"/>return</text:p>
      <text:p text:style-name="Standard"/>
      <text:p text:style-name="Standard">def mergeSort(passthrough):</text:p>
      <text:p text:style-name="Standard"><text:s/>if len(passthrough)&gt;1:</text:p>
      <text:p text:style-name="Standard"><text:s text:c="2"/>mid=len(passthrough)//2 #Find the middle (mathematical formula m=(l+(r-1))/2</text:p>
      <text:p text:style-name="Standard"><text:s text:c="2"/>L=passthrough[:mid] #Create list called L. Start to middle</text:p>
      <text:p text:style-name="Standard"><text:s text:c="2"/>R=passthrough[mid:] #Create list called R. Middle to end</text:p>
      <text:p text:style-name="Standard"><text:s text:c="2"/>mergeSort(L) #repeat division for list L</text:p>
      <text:p text:style-name="Standard"><text:s text:c="2"/>mergeSort(R) #repeat division for list R</text:p>
      <text:p text:style-name="Standard">#until here we just keep dividing the lists till we get single item list. Now we start building the orriginal list back up</text:p>
      <text:p text:style-name="Standard"><text:s text:c="2"/>i=j=k=0 # i used for L, j for R, k for the sorted one</text:p>
      <text:p text:style-name="Standard"/>
      <text:p text:style-name="Standard"><text:s text:c="2"/>while i &lt; len(L) and j &lt; len(R): #Repeat this process when both are true</text:p>
      <text:p text:style-name="Standard"># <text:s text:c="3"/>if x-th element of L smaller than x-th element of R, add L'th element on original list</text:p>
      <text:p text:style-name="Standard"><text:s text:c="4"/>if L[i] &lt; R[j]:</text:p>
      <text:p text:style-name="Standard"><text:s text:c="5"/>passthrough[k] = L[i]</text:p>
      <text:p text:style-name="Standard"><text:soft-page-break/><text:s text:c="5"/>i+=1 #now that we got the current lowest value, we increment i and repeat the while loop</text:p>
      <text:p text:style-name="Standard"><text:s text:c="4"/>else:</text:p>
      <text:p text:style-name="Standard"><text:s text:c="5"/>passthrough[k] = R[j]</text:p>
      <text:p text:style-name="Standard"><text:s text:c="5"/>j+=1</text:p>
      <text:p text:style-name="Standard"><text:s text:c="4"/>k+=1 #Increment k, so that we can add new values</text:p>
      <text:p text:style-name="Standard"/>
      <text:p text:style-name="Standard">#up until now, we sorted the lists under the assumptions both semilists had elements to compare. But if it's the end of that, just start adding the &gt;</text:p>
      <text:p text:style-name="Standard"><text:s text:c="2"/>while i&lt;len(L):</text:p>
      <text:p text:style-name="Standard"><text:s text:c="4"/>passthrough[k]=L[i]</text:p>
      <text:p text:style-name="Standard"><text:s text:c="4"/>i+=1</text:p>
      <text:p text:style-name="Standard"><text:s text:c="4"/>k+=1</text:p>
      <text:p text:style-name="Standard"><text:s text:c="2"/>while j&lt;len(R):</text:p>
      <text:p text:style-name="Standard"><text:s text:c="4"/>passthrough[k]=R[j]</text:p>
      <text:p text:style-name="Standard"><text:s text:c="4"/>j+=1</text:p>
      <text:p text:style-name="Standard"><text:s text:c="4"/>k+=1</text:p>
      <text:p text:style-name="Standard"/>
      <text:p text:style-name="Standard">def stackCreator(passthrough):</text:p>
      <text:p text:style-name="Standard"><text:s text:c="4"/>stack = []</text:p>
      <text:p text:style-name="Standard"><text:s text:c="4"/>for i in passthrough:</text:p>
      <text:p text:style-name="Standard"><text:s text:c="8"/>stack.append(i)</text:p>
      <text:p text:style-name="Standard"><text:s text:c="4"/>print('\n\nStacked list')</text:p>
      <text:p text:style-name="Standard"><text:s text:c="4"/>print(stack)</text:p>
      <text:p text:style-name="Standard"/>
      <text:p text:style-name="Standard">def printList(passthrough):</text:p>
      <text:p text:style-name="Standard"><text:s/>for n in range(len(passthrough)): #repeat for each of the items</text:p>
      <text:p text:style-name="Standard"><text:s text:c="2"/>print(passthrough[n], end=", ") #print that iteration's item</text:p>
      <text:p text:style-name="Standard"/>
      <text:p text:style-name="Standard">def queueCreator(passthrough):</text:p>
      <text:p text:style-name="Standard"><text:s text:c="4"/>queue = deque([])</text:p>
      <text:p text:style-name="Standard"><text:s text:c="4"/>for i in passthrough:</text:p>
      <text:p text:style-name="Standard"><text:s text:c="8"/>queue.append(i)</text:p>
      <text:p text:style-name="Standard"><text:s text:c="4"/>print('\nQueued list')</text:p>
      <text:p text:style-name="Standard"><text:s text:c="4"/>print(queue)</text:p>
      <text:p text:style-name="Standard"/>
      <text:p text:style-name="Standard">def minHeapify(passthrough,element):#First heapify, then <text:s/>add element</text:p>
      <text:p text:style-name="Standard"><text:s text:c="4"/>print("\nFollowing function will convert to min heap, add second argument and pop first item")</text:p>
      <text:p text:style-name="Standard"><text:s text:c="4"/>heapq.heappush(passthrough, element)</text:p>
      <text:p text:style-name="Standard"><text:s text:c="4"/>heapq.heappop(passthrough)</text:p>
      <text:p text:style-name="Standard"><text:s text:c="4"/>heapq.heapify(passthrough)</text:p>
      <text:p text:style-name="Standard"/>
      <text:p text:style-name="Standard">def maxHeapify(passthrough,element):</text:p>
      <text:p text:style-name="Standard"><text:s text:c="4"/>print("\nFollowing function will convert to max heap, add second argument and pop first item")</text:p>
      <text:p text:style-name="Standard"><text:s text:c="4"/>heapq.heappush(passthrough, element)</text:p>
      <text:p text:style-name="Standard"><text:s text:c="4"/>heapq.heappop(passthrough)</text:p>
      <text:p text:style-name="Standard"><text:s text:c="4"/>heapq._heapify_max(passthrough) #First heapify, then <text:s/>add element</text:p>
      <text:p text:style-name="Standard"/>
      <text:p text:style-name="Standard">#PROCEDURE</text:p>
      <text:p text:style-name="Standard"/>
      <text:p text:style-name="Standard"><text:soft-page-break/>## print the list</text:p>
      <text:p text:style-name="Standard">print("\nInitial list:")</text:p>
      <text:p text:style-name="Standard">printList(list) #args: array to use</text:p>
      <text:p text:style-name="Standard"/>
      <text:p text:style-name="Standard">## sort and print the list</text:p>
      <text:p text:style-name="Standard">mergeSort(list) #args: array to use</text:p>
      <text:p text:style-name="Standard">print("\n\nSorted list:")</text:p>
      <text:p text:style-name="Standard">printList(list) #args: array to use</text:p>
      <text:p text:style-name="Standard"/>
      <text:p text:style-name="Standard">## stack the list (function prints results)</text:p>
      <text:p text:style-name="Standard">stackCreator(list)</text:p>
      <text:p text:style-name="Standard"/>
      <text:p text:style-name="Standard">## queue the list (function prints results)</text:p>
      <text:p text:style-name="Standard">queueCreator(list)</text:p>
      <text:p text:style-name="Standard"/>
      <text:p text:style-name="Standard">minHeapify(list,5) #args: array to use, element to add</text:p>
      <text:p text:style-name="Standard">print(list)</text:p>
      <text:p text:style-name="Standard">show_tree(list) #prettyprint heaps (https://www.w3resource.com/python-exercises/heap-queue-algorithm/python-heapq-exercise-19.php)</text:p>
      <text:p text:style-name="Standard"/>
      <text:p text:style-name="Standard">maxHeapify(list,5) #args: array to use, element to add</text:p>
      <text:p text:style-name="Standard">print(list)</text:p>
      <text:p text:style-name="Standard">show_tree(list) #prettyprint heaps (https://www.w3resource.com/python-exercises/heap-queue-algorithm/python-heapq-exercise-19.php)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8:27:48.778452051</meta:creation-date>
    <dc:date>2020-04-26T18:28:37.548691957</dc:date>
    <meta:editing-duration>PT51S</meta:editing-duration>
    <meta:editing-cycles>1</meta:editing-cycles>
    <meta:document-statistic meta:table-count="0" meta:image-count="0" meta:object-count="0" meta:page-count="3" meta:paragraph-count="97" meta:word-count="473" meta:character-count="4043" meta:non-whitespace-character-count="3380"/>
    <meta:generator>LibreOffice/6.4.2.2$Linux_X86_64 LibreOffice_project/40$Build-2</meta:generator>
  </office:meta>
</office:document-meta>
</file>